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bold" officeooo:rsid="00035a77" officeooo:paragraph-rsid="00035a77" style:font-weight-asian="bold" style:font-weight-complex="bold"/>
    </style:style>
    <style:style style:name="P3" style:family="paragraph" style:parent-style-name="Standard">
      <style:text-properties officeooo:rsid="00035a77" officeooo:paragraph-rsid="00035a77"/>
    </style:style>
    <style:style style:name="P4" style:family="paragraph" style:parent-style-name="Standard">
      <style:text-properties fo:font-weight="normal" officeooo:rsid="00035a77" officeooo:paragraph-rsid="00035a77" style:font-weight-asian="normal" style:font-weight-complex="normal"/>
    </style:style>
    <style:style style:name="T1" style:family="text">
      <style:text-properties fo:font-weight="bold" style:font-weight-asian="bold" style:font-weight-complex="bold"/>
    </style:style>
    <style:style style:name="T2" style:family="text">
      <style:text-properties officeooo:rsid="000380bb"/>
    </style:style>
    <style:style style:name="T3" style:family="text">
      <style:text-properties fo:font-weight="normal" style:font-weight-asian="normal" style:font-weight-complex="normal"/>
    </style:style>
    <style:style style:name="T4" style:family="text">
      <style:text-properties fo:font-weight="normal" officeooo:rsid="000380bb" style:font-weight-asian="normal" style:font-weight-complex="normal"/>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I<text:span text:style-name="T1">mplement C program for the following questions using system calls(in C)</text:span></text:p>
      <text:p text:style-name="P1"/>
      <text:p text:style-name="Standard"/>
      <text:p text:style-name="Standard">1. Echo server using (i)pipe (ii)shared memory(iii)Message queues</text:p>
      <text:p text:style-name="Standard"/>
      <text:p text:style-name="P3"/>
      <text:p text:style-name="P2">What is a echo server?</text:p>
      <text:p text:style-name="P2"/>
      <text:p text:style-name="P4">An echo server is usually an application which is used to test if the connection between a client and a server is successful. It consists of a server which sends back whatever text the client sent.</text:p>
      <text:p text:style-name="P2"/>
      <text:p text:style-name="P2"><text:span text:style-name="T4">A</text:span><text:span text:style-name="T3"> pipe is a technique for passing information from one program </text:span><text:a xlink:type="simple" xlink:href="https://whatis.techtarget.com/definition/process" text:style-name="Internet_20_link" text:visited-style-name="Visited_20_Internet_20_Link"><text:span text:style-name="T3">process</text:span></text:a><text:span text:style-name="T3"> to another. Unlike other forms of interprocess communication (IPC), a pipe is one-way communication only. Basically, a pipe passes a parameter such as the output of one process to another process which accepts it as input. The system temporarily holds the piped information until it is read by the receiving process.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08T09:32:52.555729644</meta:creation-date>
    <dc:date>2018-09-08T10:00:01.028208916</dc:date>
    <meta:editing-duration>PT6M48S</meta:editing-duration>
    <meta:editing-cycles>1</meta:editing-cycles>
    <meta:document-statistic meta:table-count="0" meta:image-count="0" meta:object-count="0" meta:page-count="1" meta:paragraph-count="5" meta:word-count="123" meta:character-count="744" meta:non-whitespace-character-count="625"/>
    <meta:generator>LibreOffice/6.0.3.2$Linux_X86_64 LibreOffice_project/00m0$Build-2</meta:generator>
  </office:meta>
</office:document-meta>
</file>